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riteNullStringAsEmptyTest.apply( Object object , String name , Object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riteNullStringAsEmptyTest.test_feature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